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0.25cm" fo:min-width="14.5cm"/>
    </style:style>
    <style:style style:name="gr2" style:family="graphic" style:parent-style-name="standard" style:list-style-name="L3">
      <style:graphic-properties draw:fill-color="#ffff99" draw:opacity="29%" draw:textarea-horizontal-align="justify" draw:textarea-vertical-align="top" draw:auto-grow-height="false" fo:min-height="13.416cm" fo:min-width="33.16cm" draw:shadow="hidden"/>
    </style:style>
    <style:style style:name="gr3" style:family="graphic" style:parent-style-name="standard">
      <style:graphic-properties draw:fill-color="#ffff99" draw:opacity="26%" draw:textarea-vertical-align="middle"/>
    </style:style>
    <style:style style:name="gr4" style:family="graphic" style:parent-style-name="standard" style:list-style-name="L3">
      <style:graphic-properties draw:fill-color="#ffff99" draw:opacity="29%" draw:textarea-horizontal-align="justify" draw:textarea-vertical-align="top" draw:auto-grow-height="false" fo:min-height="3.98cm" fo:min-width="9.11cm" draw:shadow="hidden"/>
    </style:style>
    <style:style style:name="gr5" style:family="graphic" style:parent-style-name="standard" style:list-style-name="L3">
      <style:graphic-properties draw:fill-color="#eeeeee" draw:textarea-horizontal-align="justify" draw:textarea-vertical-align="middle" draw:auto-grow-height="false" fo:min-height="0.563cm" fo:min-width="2.324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086cm"/>
    </style:style>
    <style:style style:name="gr7" style:family="graphic" style:parent-style-name="standard" style:list-style-name="L3">
      <style:graphic-properties draw:fill-color="#ffff99" draw:opacity="29%" draw:textarea-horizontal-align="justify" draw:textarea-vertical-align="top" draw:auto-grow-height="false" fo:min-height="11.863cm" fo:min-width="11.5cm" draw:shadow="hidden"/>
    </style:style>
    <style:style style:name="gr8" style:family="graphic" style:parent-style-name="standard" style:list-style-name="L3">
      <style:graphic-properties draw:fill-color="#eeeeee" draw:textarea-horizontal-align="justify" draw:textarea-vertical-align="middle" draw:auto-grow-height="false" fo:min-height="0.681cm" fo:min-width="2.814cm" draw:shadow="hidden"/>
    </style:style>
    <style:style style:name="gr9" style:family="graphic" style:parent-style-name="standard" style:list-style-name="L3">
      <style:graphic-properties draw:fill-color="#eeeeee" draw:textarea-horizontal-align="justify" draw:textarea-vertical-align="middle" draw:auto-grow-height="false" fo:min-height="0.661cm" fo:min-width="4.157cm" draw:shadow="hidden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12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3" style:family="graphic" style:parent-style-name="standard" style:list-style-name="L3">
      <style:graphic-properties draw:fill-color="#eeeeee" draw:textarea-horizontal-align="justify" draw:textarea-vertical-align="middle" draw:auto-grow-height="false" fo:min-height="0.682cm" fo:min-width="4.157cm" draw:shadow="hidden"/>
    </style:style>
    <style:style style:name="gr14" style:family="graphic" style:parent-style-name="standard">
      <style:graphic-properties draw:stroke="none" draw:fill="none" fo:min-height="0.395cm"/>
    </style:style>
    <style:style style:name="gr15" style:family="graphic" style:parent-style-name="standard" style:list-style-name="L3">
      <style:graphic-properties draw:fill-color="#eeeeee" draw:textarea-horizontal-align="justify" draw:textarea-vertical-align="middle" draw:auto-grow-height="false" fo:min-height="0.682cm" fo:min-width="4.157cm" draw:shadow="hidden"/>
    </style:style>
    <style:style style:name="gr16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Ultrafine_20_Dashed" draw:marker-start="Arrow" draw:marker-start-width="0.3cm" draw:marker-end="Arrow" draw:marker-end-width="0.3cm" draw:fill="none" draw:textarea-vertical-align="middle"/>
    </style:style>
    <style:style style:name="gr18" style:family="graphic" style:parent-style-name="standard" style:list-style-name="L3">
      <style:graphic-properties draw:fill-color="#eeeeee" draw:textarea-horizontal-align="justify" draw:textarea-vertical-align="middle" draw:auto-grow-height="false" fo:min-height="0.681cm" fo:min-width="2.814cm" draw:shadow="hidden"/>
    </style:style>
    <style:style style:name="gr19" style:family="graphic" style:parent-style-name="standard" style:list-style-name="L3">
      <style:graphic-properties draw:fill-color="#eeeeee" draw:textarea-horizontal-align="justify" draw:textarea-vertical-align="middle" draw:auto-grow-height="false" fo:min-height="0.661cm" fo:min-width="4.157cm" draw:shadow="hidden"/>
    </style:style>
    <style:style style:name="gr20" style:family="graphic" style:parent-style-name="standard" style:list-style-name="L3">
      <style:graphic-properties draw:fill-color="#eeeeee" draw:textarea-horizontal-align="justify" draw:textarea-vertical-align="middle" draw:auto-grow-height="false" fo:min-height="0.682cm" fo:min-width="4.157cm" draw:shadow="hidden"/>
    </style:style>
    <style:style style:name="gr21" style:family="graphic" style:parent-style-name="standard" style:list-style-name="L3">
      <style:graphic-properties draw:fill-color="#eeeeee" draw:textarea-horizontal-align="justify" draw:textarea-vertical-align="middle" draw:auto-grow-height="false" fo:min-height="0.566cm" fo:min-width="4.131cm" draw:shadow="hidden"/>
    </style:style>
    <style:style style:name="gr22" style:family="graphic" style:parent-style-name="standard" style:list-style-name="L3">
      <style:graphic-properties draw:fill-color="#eeeeee" draw:textarea-horizontal-align="justify" draw:textarea-vertical-align="middle" draw:auto-grow-height="false" fo:min-height="0.567cm" fo:min-width="4.131cm" draw:shadow="hidden"/>
    </style:style>
    <style:style style:name="gr23" style:family="graphic" style:parent-style-name="objectwithoutfill">
      <style:graphic-properties draw:marker-start="" draw:marker-start-width="0.3cm" draw:marker-end="Arrow" draw:marker-end-width="0.3cm" draw:fill="none" draw:textarea-vertical-align="bottom"/>
    </style:style>
    <style:style style:name="gr24" style:family="graphic" style:parent-style-name="objectwithoutfill">
      <style:graphic-properties draw:marker-start="Arrow" draw:marker-start-width="0.3cm" draw:marker-end="" draw:marker-end-width="0.3cm" draw:fill="none" draw:textarea-vertical-align="botto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19cm"/>
    </style:style>
    <style:style style:name="gr26" style:family="graphic" style:parent-style-name="standard" style:list-style-name="L3">
      <style:graphic-properties draw:fill-color="#ffff99" draw:opacity="29%" draw:textarea-horizontal-align="justify" draw:textarea-vertical-align="top" draw:auto-grow-height="false" fo:min-height="4.02cm" fo:min-width="9.24cm" draw:shadow="hidden"/>
    </style:style>
    <style:style style:name="gr27" style:family="graphic" style:parent-style-name="standard" style:list-style-name="L3">
      <style:graphic-properties draw:fill-color="#eeeeee" draw:textarea-horizontal-align="justify" draw:textarea-vertical-align="middle" draw:auto-grow-height="false" fo:min-height="0.563cm" fo:min-width="2.324cm" draw:shadow="hidden"/>
    </style:style>
    <style:style style:name="gr28" style:family="graphic" style:parent-style-name="standard" style:list-style-name="L3">
      <style:graphic-properties draw:fill-color="#eeeeee" draw:textarea-horizontal-align="justify" draw:textarea-vertical-align="middle" draw:auto-grow-height="false" fo:min-height="0.566cm" fo:min-width="4.191cm" draw:shadow="hidden"/>
    </style:style>
    <style:style style:name="gr29" style:family="graphic" style:parent-style-name="standard" style:list-style-name="L3">
      <style:graphic-properties draw:fill-color="#eeeeee" draw:textarea-horizontal-align="justify" draw:textarea-vertical-align="middle" draw:auto-grow-height="false" fo:min-height="0.567cm" fo:min-width="4.181cm" draw:shadow="hidden"/>
    </style:style>
    <style:style style:name="gr30" style:family="graphic" style:parent-style-name="standard" style:list-style-name="L3">
      <style:graphic-properties draw:fill-color="#eeeeee" draw:textarea-horizontal-align="justify" draw:textarea-vertical-align="middle" draw:auto-grow-height="false" fo:min-height="0.567cm" fo:min-width="4.4cm" draw:shadow="hidden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0.374cm" fo:min-width="0.4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749cm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0.363cm" fo:min-width="1.34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7cm" fo:min-width="2.024cm"/>
    </style:style>
    <style:style style:name="gr35" style:family="graphic" style:parent-style-name="standard" style:list-style-name="L3">
      <style:graphic-properties draw:fill-color="#eeeeee" draw:textarea-horizontal-align="justify" draw:textarea-vertical-align="middle" draw:auto-grow-height="false" fo:min-height="1.405cm" fo:min-width="4.47cm" draw:shadow="hidden"/>
    </style:style>
    <style:style style:name="gr36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37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0.79cm" fo:min-width="4.429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39" style:family="graphic" style:parent-style-name="objectwithoutfill">
      <style:graphic-properties draw:stroke="dash" draw:stroke-dash="Ultrafine_20_2_20_Dots_20_3_20_Dashes" draw:marker-start="" draw:marker-start-width="0.3cm" draw:marker-end="Arrow" draw:marker-end-width="0.3cm" draw:fill="none" draw:textarea-vertical-align="middle"/>
    </style:style>
    <style:style style:name="gr40" style:family="graphic" style:parent-style-name="objectwithoutfill">
      <style:graphic-properties draw:stroke="dash" draw:stroke-dash="Ultrafine_20_Dashed" draw:marker-start="Arrow" draw:marker-start-width="0.3cm" draw:marker-end="" draw:marker-end-width="0.3cm" draw:fill="none" draw:textarea-vertical-align="middle"/>
    </style:style>
    <style:style style:name="gr41" style:family="graphic" style:parent-style-name="objectwithoutfill">
      <style:graphic-properties draw:stroke="dash" draw:stroke-dash="Ultrafine_20_Dashed" draw:marker-start="" draw:marker-start-width="0.3cm" draw:marker-end="Arrow" draw:marker-end-width="0.3cm" draw:fill="none" draw:textarea-vertical-align="middle"/>
    </style:style>
    <style:style style:name="gr42" style:family="graphic" style:parent-style-name="standard" style:list-style-name="L3">
      <style:graphic-properties draw:fill-color="#eeeeee" draw:textarea-horizontal-align="justify" draw:textarea-vertical-align="middle" draw:auto-grow-height="false" fo:min-height="0.91cm" fo:min-width="5.89cm" draw:shadow="hidden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27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9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46" style:family="graphic" style:parent-style-name="standard">
      <style:graphic-properties draw:opacity="50%" draw:textarea-horizontal-align="justify" draw:textarea-vertical-align="middle" draw:auto-grow-height="false" fo:min-height="0.33cm" fo:min-width="3.68cm"/>
    </style:style>
    <style:style style:name="gr47" style:family="graphic" style:parent-style-name="objectwithoutfill">
      <style:graphic-properties svg:stroke-width="0.081cm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1cm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49" style:family="graphic" style:parent-style-name="standard" style:list-style-name="L3">
      <style:graphic-properties draw:fill="solid" draw:fill-color="#eeeeee" draw:textarea-horizontal-align="justify" draw:textarea-vertical-align="middle" draw:auto-grow-height="false" fo:min-height="1.42cm" fo:min-width="9.92cm" draw:shadow="hidden"/>
    </style:style>
    <style:style style:name="gr5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1" style:family="graphic" style:parent-style-name="objectwithoutfill">
      <style:graphic-properties svg:stroke-width="0.081cm" draw:marker-start="Arrow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3.38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24cm"/>
    </style:style>
    <style:style style:name="co1" style:family="table-column">
      <style:table-column-properties style:column-width="25.63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1.113cm" style:use-optimal-column-width="false"/>
    </style:style>
    <style:style style:name="ro1" style:family="table-row">
      <style:table-row-properties style:row-height="2.394cm"/>
    </style:style>
    <style:style style:name="ce1" style:family="table-cell">
      <loext:graphic-properties draw:fill="none"/>
      <style:paragraph-properties fo:border="0.03pt solid #ffffff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border-left="none" fo:border-right="0.03pt solid #ffffff" fo:border-top="0.03pt solid #ffffff" fo:border-bottom="0.03pt solid #ffffff"/>
    </style:style>
    <style:style style:name="ce3" style:family="table-cell">
      <loext:graphic-properties draw:fill="none" draw:textarea-vertical-align="middle"/>
      <style:paragraph-properties fo:text-align="center" fo:border="0.03pt solid #ffffff"/>
    </style:style>
    <style:style style:name="P1" style:family="paragraph">
      <style:paragraph-properties fo:text-align="center"/>
    </style:style>
    <style:style style:name="P2" style:family="paragraph">
      <loext:graphic-properties draw:opacity="50%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99" draw:opacity="29%"/>
      <style:paragraph-properties fo:text-align="center"/>
      <style:text-properties style:text-position="0% 100%"/>
    </style:style>
    <style:style style:name="P4" style:family="paragraph">
      <loext:graphic-properties draw:fill-color="#ffff99" draw:opacity="26%"/>
      <style:paragraph-properties fo:text-align="center"/>
    </style:style>
    <style:style style:name="P5" style:family="paragraph">
      <loext:graphic-properties draw:fill-color="#eeeeee"/>
      <style:paragraph-properties fo:text-align="center"/>
      <style:text-properties style:text-position="0% 100%" fo:font-size="12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-color="#eeeeee"/>
      <style:paragraph-properties fo:text-align="center"/>
      <style:text-properties style:text-position="0% 100%"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/>
      <style:paragraph-properties fo:margin-top="0cm" fo:margin-bottom="0cm" fo:text-align="center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10pt" style:font-size-asian="10pt" style:font-size-complex="10pt"/>
    </style:style>
    <style:style style:name="P13" style:family="paragraph">
      <loext:graphic-properties draw:fill-color="#dddddd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text-properties fo:font-size="11pt" style:font-size-asian="11pt" style:font-size-complex="11pt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 draw:fill-color="#eeeeee"/>
      <style:paragraph-properties fo:text-align="center"/>
      <style:text-properties style:text-position="0% 100%" fo:font-size="16pt" style:font-size-asian="16pt" style:font-size-complex="16pt"/>
    </style:style>
    <style:style style:name="P20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2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0% 100%" fo:font-size="18pt" style:font-size-asian="18pt" style:font-size-complex="18pt"/>
    </style:style>
    <style:style style:name="T3" style:family="text">
      <style:text-properties style:text-position="0% 100%" fo:font-size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0% 100%" fo:font-size="12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fo:font-size="16pt" style:font-size-asian="16pt" style:font-size-complex="16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Обычный">
        <draw:custom-shape draw:style-name="gr1" draw:text-style-name="P2" xml:id="id23" draw:id="id23" draw:layer="layout" svg:width="15cm" svg:height="0.5cm" draw:transform="rotate (1.5709708597201) translate (39.49cm 20.99cm)">
          <draw:glue-point draw:id="4" svg:x="-4.8cm" svg:y="-3.893cm"/>
          <draw:glue-point draw:id="5" svg:x="-4.8cm" svg:y="-2.306cm"/>
          <draw:glue-point draw:id="6" svg:x="-4.8cm" svg:y="0.885cm"/>
          <draw:glue-point draw:id="7" svg:x="-5.06cm" svg:y="2.492cm"/>
          <draw:glue-point draw:id="8" svg:x="-5.06cm" svg:y="4.384cm"/>
          <text:p text:style-name="P1"><text:span text:style-name="T1">IMemo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3.66cm" svg:height="13.666cm" svg:x="4.57cm" svg:y="4.804cm">
          <draw:glue-point draw:id="4" svg:x="-4.172cm" svg:y="3.255cm"/>
          <text:p text:style-name="P1"><text:span text:style-name="T2">IpMilSpiSingle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polygon draw:style-name="gr3" draw:text-style-name="P4" xml:id="id19" draw:id="id19" draw:layer="layout" svg:width="20.489cm" svg:height="12.049cm" svg:x="4.94cm" svg:y="5.98cm" svg:viewBox="0 0 20490 12050" draw:points="20460,12050 16140,12050 0,12050 0,1590 10080,1590 10080,0 20490,0">
          <draw:glue-point draw:id="4" svg:x="-0.07cm" svg:y="-4.452cm"/>
          <text:p/>
        </draw:polygon>
        <draw:custom-shape draw:style-name="gr4" draw:text-style-name="P3" draw:layer="layout" svg:width="9.61cm" svg:height="4.23cm" svg:x="5.42cm" svg:y="8.012cm">
          <draw:glue-point draw:id="4" svg:x="-4.172cm" svg:y="3.255cm"/>
          <text:p text:style-name="P1"><text:span text:style-name="T2">LinkMil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5" draw:text-style-name="P5" xml:id="id8" draw:id="id8" draw:layer="layout" svg:width="2.824cm" svg:height="0.813cm" draw:transform="rotate (1.5707963267949) translate (6.78cm 11.716cm)">
          <draw:glue-point draw:id="4" svg:x="4.969cm" svg:y="-3.438cm"/>
          <draw:glue-point draw:id="5" svg:x="5.006cm" svg:y="3.679cm"/>
          <text:p text:style-name="P1"><text:span text:style-name="T3">milTransceiv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6" draw:text-style-name="P6" draw:layer="layout" svg:width="1.586cm" svg:height="0.645cm" svg:x="7.394cm" svg:y="9.572cm">
          <draw:text-box>
            <text:p><text:span text:style-name="T4">master</text:span></text:p>
          </draw:text-box>
        </draw:frame>
        <draw:custom-shape draw:style-name="gr7" draw:text-style-name="P3" draw:layer="layout" svg:width="12cm" svg:height="12.113cm" svg:x="25.83cm" svg:y="5.95cm">
          <draw:glue-point draw:id="4" svg:x="-3.733cm" svg:y="4.305cm"/>
          <draw:glue-point draw:id="5" svg:x="-3.758cm" svg:y="2.499cm"/>
          <text:p text:style-name="P1"><text:span text:style-name="T2">MemoryBlock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8" draw:text-style-name="P7" xml:id="id1" draw:id="id1" draw:layer="layout" svg:width="3.314cm" svg:height="0.931cm" draw:transform="rotate (1.5707963267949) translate (27.322cm 10.473cm)">
          <draw:glue-point draw:id="4" svg:x="4.844cm" svg:y="3.642cm"/>
          <draw:glue-point draw:id="5" svg:x="4.865cm" svg:y="-3.539cm"/>
          <draw:glue-point draw:id="6" svg:x="-4.994cm" svg:y="3.693cm"/>
          <draw:glue-point draw:id="7" svg:x="-4.801cm" svg:y="-3.581cm"/>
          <text:p text:style-name="P1"><text:span text:style-name="T5">RingBuff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9" draw:text-style-name="P7" xml:id="id3" draw:id="id3" draw:layer="layout" svg:width="4.657cm" svg:height="0.911cm" svg:x="31.513cm" svg:y="7.179cm">
          <draw:glue-point draw:id="4" svg:x="4.011cm" svg:y="5.005cm"/>
          <text:p text:style-name="P1"><text:span text:style-name="T5">MemoryWrit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10" draw:text-style-name="P8" draw:layer="layout" draw:type="line" svg:x1="27.322cm" svg:y1="8.816cm" svg:x2="27.322cm" svg:y2="8.816cm" draw:start-shape="id1" draw:end-shape="id1" svg:d="M27322 8816z" svg:viewBox="0 0 1 1">
          <text:p/>
        </draw:connector>
        <draw:connector draw:style-name="gr11" draw:text-style-name="P9" draw:layer="layout" draw:type="line" svg:x1="28.237cm" svg:y1="10.022cm" svg:x2="31.513cm" svg:y2="10.019cm" draw:start-shape="id1" draw:start-glue-point="4" draw:end-shape="id2" draw:end-glue-point="3" svg:d="M28237 10022l3276-3" svg:viewBox="0 0 3277 4">
          <text:p text:style-name="P1"><text:span text:style-name="T4">IMemoryReader</text:span></text:p>
          <text:p text:style-name="P1"><text:span text:style-name="T4"/></text:p>
        </draw:connector>
        <draw:connector draw:style-name="gr12" draw:text-style-name="P11" draw:layer="layout" draw:type="line" svg:x1="28.239cm" svg:y1="7.644cm" svg:x2="31.513cm" svg:y2="7.634cm" draw:start-shape="id1" draw:start-glue-point="5" draw:end-shape="id3" draw:end-glue-point="3" svg:d="M28239 7644l3274-10" svg:viewBox="0 0 3275 11">
          <text:p text:style-name="P1"><text:span text:style-name="T4">IMemoryWriter</text:span></text:p>
          <text:p text:style-name="P10"><text:span text:style-name="T6"/></text:p>
        </draw:connector>
        <draw:custom-shape draw:style-name="gr13" draw:text-style-name="P7" xml:id="id4" draw:id="id4" draw:layer="layout" svg:width="4.657cm" svg:height="0.932cm" svg:x="31.513cm" svg:y="11.913cm">
          <draw:glue-point draw:id="4" svg:x="4.032cm" svg:y="-4.785cm"/>
          <draw:glue-point draw:id="5" svg:x="3.154cm" svg:y="-4.892cm"/>
          <draw:glue-point draw:id="6" svg:x="3.154cm" svg:y="4.978cm"/>
          <draw:glue-point draw:id="7" svg:x="4.034cm" svg:y="4.978cm"/>
          <text:p text:style-name="P1"><text:span text:style-name="T5">Arbit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14" draw:text-style-name="P12" draw:layer="layout" svg:width="1.499cm" svg:height="0.645cm" svg:x="34.06cm" svg:y="10.368cm">
          <draw:text-box draw:corner-radius="1.31cm">
            <text:p><text:span text:style-name="T4">client</text:span></text:p>
          </draw:text-box>
        </draw:frame>
        <draw:frame draw:style-name="gr14" draw:text-style-name="P12" draw:layer="layout" svg:width="1.5cm" svg:height="0.645cm" svg:x="34.44cm" svg:y="8.008cm">
          <draw:text-box draw:corner-radius="1.31cm">
            <text:p><text:span text:style-name="T4">client</text:span></text:p>
          </draw:text-box>
        </draw:frame>
        <draw:frame draw:style-name="gr14" draw:text-style-name="P12" draw:layer="layout" svg:width="1.5cm" svg:height="0.645cm" svg:x="33.91cm" svg:y="11.383cm">
          <draw:text-box draw:corner-radius="1.31cm">
            <text:p><text:span text:style-name="T4">arbiter</text:span></text:p>
          </draw:text-box>
        </draw:frame>
        <draw:frame draw:style-name="gr14" draw:text-style-name="P12" draw:layer="layout" svg:width="1.499cm" svg:height="0.645cm" svg:x="30.331cm" svg:y="7.623cm">
          <draw:text-box draw:corner-radius="1.31cm">
            <text:p><text:span text:style-name="T4">slave</text:span></text:p>
          </draw:text-box>
        </draw:frame>
        <draw:frame draw:style-name="gr14" draw:text-style-name="P12" draw:layer="layout" svg:width="1.499cm" svg:height="0.645cm" svg:x="30.351cm" svg:y="9.978cm">
          <draw:text-box draw:corner-radius="1.31cm">
            <text:p><text:span text:style-name="T4">slave</text:span></text:p>
          </draw:text-box>
        </draw:frame>
        <draw:frame draw:style-name="gr14" draw:text-style-name="P12" draw:layer="layout" svg:width="2.186cm" svg:height="0.645cm" svg:x="28.19cm" svg:y="7.628cm">
          <draw:text-box draw:corner-radius="1.31cm">
            <text:p><text:span text:style-name="T4">master</text:span></text:p>
          </draw:text-box>
        </draw:frame>
        <draw:frame draw:style-name="gr14" draw:text-style-name="P12" draw:layer="layout" svg:width="2.155cm" svg:height="0.645cm" svg:x="28.17cm" svg:y="9.968cm">
          <draw:text-box draw:corner-radius="1.31cm">
            <text:p><text:span text:style-name="T4">master</text:span></text:p>
          </draw:text-box>
        </draw:frame>
        <draw:custom-shape draw:style-name="gr15" draw:text-style-name="P7" xml:id="id2" draw:id="id2" draw:layer="layout" svg:width="4.657cm" svg:height="0.932cm" svg:x="31.513cm" svg:y="9.553cm">
          <draw:glue-point draw:id="4" svg:x="3.132cm" svg:y="4.881cm"/>
          <text:p text:style-name="P1"><text:span text:style-name="T5">MemoryRead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16" draw:text-style-name="P8" draw:layer="layout" draw:type="line" svg:x1="35.718cm" svg:y1="11.934cm" svg:x2="35.708cm" svg:y2="8.089cm" draw:start-shape="id4" draw:start-glue-point="4" draw:end-shape="id3" draw:end-glue-point="4" svg:d="M35718 11934l-10-3845" svg:viewBox="0 0 11 3846">
          <text:p/>
        </draw:connector>
        <draw:connector draw:style-name="gr17" draw:text-style-name="P8" draw:layer="layout" draw:type="line" svg:x1="35.309cm" svg:y1="11.924cm" svg:x2="35.299cm" svg:y2="10.473cm" draw:start-shape="id4" draw:start-glue-point="5" draw:end-shape="id2" draw:end-glue-point="4" svg:d="M35309 11924l-10-1451" svg:viewBox="0 0 11 1452">
          <text:p/>
        </draw:connector>
        <draw:custom-shape draw:style-name="gr18" draw:text-style-name="P7" xml:id="id5" draw:id="id5" draw:layer="layout" svg:width="3.314cm" svg:height="0.931cm" draw:transform="rotate (1.5707963267949) translate (27.321cm 17.653cm)">
          <draw:glue-point draw:id="4" svg:x="4.844cm" svg:y="3.642cm"/>
          <draw:glue-point draw:id="5" svg:x="4.865cm" svg:y="-3.539cm"/>
          <draw:glue-point draw:id="6" svg:x="-4.994cm" svg:y="3.361cm"/>
          <draw:glue-point draw:id="7" svg:x="-5.005cm" svg:y="-2.945cm"/>
          <text:p text:style-name="P1"><text:span text:style-name="T5">RingBuff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9" draw:text-style-name="P7" xml:id="id7" draw:id="id7" draw:layer="layout" svg:width="4.657cm" svg:height="0.911cm" svg:x="31.512cm" svg:y="14.359cm">
          <draw:glue-point draw:id="4" svg:x="3.135cm" svg:y="-4.939cm"/>
          <text:p text:style-name="P1"><text:span text:style-name="T5">MemoryWrit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10" draw:text-style-name="P8" draw:layer="layout" draw:type="line" svg:x1="27.321cm" svg:y1="15.996cm" svg:x2="27.321cm" svg:y2="15.996cm" draw:start-shape="id5" draw:end-shape="id5" svg:d="M27321 15996z" svg:viewBox="0 0 1 1">
          <text:p/>
        </draw:connector>
        <draw:connector draw:style-name="gr11" draw:text-style-name="P9" draw:layer="layout" draw:type="line" svg:x1="28.236cm" svg:y1="17.202cm" svg:x2="31.512cm" svg:y2="17.199cm" draw:start-shape="id5" draw:start-glue-point="4" draw:end-shape="id6" draw:end-glue-point="3" svg:d="M28236 17202l3276-3" svg:viewBox="0 0 3277 4">
          <text:p text:style-name="P1"><text:span text:style-name="T4">IMemoryReader</text:span></text:p>
          <text:p text:style-name="P1"><text:span text:style-name="T4"/></text:p>
        </draw:connector>
        <draw:connector draw:style-name="gr12" draw:text-style-name="P11" draw:layer="layout" draw:type="line" svg:x1="28.238cm" svg:y1="14.824cm" svg:x2="31.512cm" svg:y2="14.814cm" draw:start-shape="id5" draw:start-glue-point="5" draw:end-shape="id7" draw:end-glue-point="3" svg:d="M28238 14824l3274-10" svg:viewBox="0 0 3275 11">
          <text:p text:style-name="P1"><text:span text:style-name="T4">IMemoryWriter</text:span></text:p>
          <text:p text:style-name="P10"><text:span text:style-name="T6"/></text:p>
        </draw:connector>
        <draw:frame draw:style-name="gr14" draw:text-style-name="P12" draw:layer="layout" svg:width="1.5cm" svg:height="0.645cm" svg:x="34.38cm" svg:y="16.183cm">
          <draw:text-box draw:corner-radius="1.31cm">
            <text:p><text:span text:style-name="T4">client</text:span></text:p>
          </draw:text-box>
        </draw:frame>
        <draw:frame draw:style-name="gr14" draw:text-style-name="P12" draw:layer="layout" svg:width="1.499cm" svg:height="0.645cm" svg:x="30.33cm" svg:y="14.803cm">
          <draw:text-box draw:corner-radius="1.31cm">
            <text:p><text:span text:style-name="T4">slave</text:span></text:p>
          </draw:text-box>
        </draw:frame>
        <draw:frame draw:style-name="gr14" draw:text-style-name="P12" draw:layer="layout" svg:width="1.499cm" svg:height="0.645cm" svg:x="30.35cm" svg:y="17.158cm">
          <draw:text-box draw:corner-radius="1.31cm">
            <text:p><text:span text:style-name="T4">slave</text:span></text:p>
          </draw:text-box>
        </draw:frame>
        <draw:frame draw:style-name="gr14" draw:text-style-name="P12" draw:layer="layout" svg:width="2.186cm" svg:height="0.645cm" svg:x="28.189cm" svg:y="14.808cm">
          <draw:text-box draw:corner-radius="1.31cm">
            <text:p><text:span text:style-name="T4">master</text:span></text:p>
          </draw:text-box>
        </draw:frame>
        <draw:frame draw:style-name="gr14" draw:text-style-name="P12" draw:layer="layout" svg:width="2.155cm" svg:height="0.645cm" svg:x="28.169cm" svg:y="17.148cm">
          <draw:text-box draw:corner-radius="1.31cm">
            <text:p><text:span text:style-name="T4">master</text:span></text:p>
          </draw:text-box>
        </draw:frame>
        <draw:custom-shape draw:style-name="gr20" draw:text-style-name="P7" xml:id="id6" draw:id="id6" draw:layer="layout" svg:width="4.657cm" svg:height="0.932cm" svg:x="31.512cm" svg:y="16.733cm">
          <draw:glue-point draw:id="4" svg:x="4.015cm" svg:y="-5.01cm"/>
          <text:p text:style-name="P1"><text:span text:style-name="T5">MemoryRead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16" draw:text-style-name="P8" draw:layer="layout" draw:type="line" svg:x1="35.309cm" svg:y1="12.842cm" svg:x2="35.299cm" svg:y2="14.365cm" draw:start-shape="id4" draw:start-glue-point="6" draw:end-shape="id7" draw:end-glue-point="4" svg:d="M35309 12842l-10 1523" svg:viewBox="0 0 11 1524">
          <text:p/>
        </draw:connector>
        <draw:connector draw:style-name="gr17" draw:text-style-name="P8" draw:layer="layout" draw:type="line" svg:x1="35.719cm" svg:y1="12.842cm" svg:x2="35.709cm" svg:y2="16.733cm" draw:start-shape="id4" draw:start-glue-point="7" draw:end-shape="id6" draw:end-glue-point="4" svg:d="M35719 12842l-10 3891" svg:viewBox="0 0 11 3892">
          <text:p/>
        </draw:connector>
        <draw:frame draw:style-name="gr14" draw:text-style-name="P12" draw:layer="layout" svg:width="1.5cm" svg:height="0.645cm" svg:x="33.88cm" svg:y="12.758cm">
          <draw:text-box draw:corner-radius="1.31cm">
            <text:p><text:span text:style-name="T4">arbiter</text:span></text:p>
          </draw:text-box>
        </draw:frame>
        <draw:frame draw:style-name="gr14" draw:text-style-name="P12" draw:layer="layout" svg:width="1.5cm" svg:height="0.645cm" svg:x="33.97cm" svg:y="13.823cm">
          <draw:text-box draw:corner-radius="1.31cm">
            <text:p><text:span text:style-name="T4">client</text:span></text:p>
          </draw:text-box>
        </draw:frame>
        <draw:frame draw:style-name="gr14" draw:text-style-name="P12" draw:layer="layout" svg:width="1.656cm" svg:height="0.645cm" svg:x="33.874cm" svg:y="13.255cm">
          <draw:text-box draw:corner-radius="0.756cm">
            <text:p><text:span text:style-name="T4">IArbiter</text:span></text:p>
          </draw:text-box>
        </draw:frame>
        <draw:frame draw:style-name="gr14" draw:text-style-name="P12" draw:layer="layout" svg:width="1.5cm" svg:height="0.645cm" svg:x="33.88cm" svg:y="12.759cm">
          <draw:text-box draw:corner-radius="1.31cm">
            <text:p><text:span text:style-name="T4">arbiter</text:span></text:p>
          </draw:text-box>
        </draw:frame>
        <draw:frame draw:style-name="gr14" draw:text-style-name="P12" draw:layer="layout" svg:width="1.656cm" svg:height="0.645cm" svg:x="33.874cm" svg:y="10.865cm">
          <draw:text-box draw:corner-radius="0.756cm">
            <text:p><text:span text:style-name="T4">IArbiter</text:span></text:p>
          </draw:text-box>
        </draw:frame>
        <draw:custom-shape draw:style-name="gr21" draw:text-style-name="P5" xml:id="id9" draw:id="id9" draw:layer="layout" svg:width="4.631cm" svg:height="0.816cm" svg:x="9.189cm" svg:y="8.902cm">
          <draw:glue-point draw:id="4" svg:x="-4.968cm" svg:y="0.392cm"/>
          <text:p text:style-name="P1"><text:span text:style-name="T3">milMemEncod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22" draw:text-style-name="P5" xml:id="id10" draw:id="id10" draw:layer="layout" svg:width="4.631cm" svg:height="0.817cm" svg:x="9.189cm" svg:y="10.915cm">
          <text:p text:style-name="P1"><text:span text:style-name="T3">memMilEncod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23" draw:text-style-name="P9" draw:layer="layout" draw:type="line" svg:x1="7.589cm" svg:y1="9.334cm" svg:x2="9.204cm" svg:y2="9.341cm" draw:start-shape="id8" draw:start-glue-point="4" draw:end-shape="id9" draw:end-glue-point="4" svg:d="M7589 9334l1615 7" svg:viewBox="0 0 1616 8">
          <text:p text:style-name="P1"><text:span text:style-name="T4">IPush</text:span></text:p>
          <text:p text:style-name="P1"><text:span text:style-name="T4"/></text:p>
        </draw:connector>
        <draw:connector draw:style-name="gr24" draw:text-style-name="P8" draw:layer="layout" draw:type="line" svg:x1="7.592cm" svg:y1="11.342cm" svg:x2="9.189cm" svg:y2="11.323cm" draw:start-shape="id8" draw:start-glue-point="5" draw:end-shape="id10" draw:end-glue-point="3" svg:d="M7592 11342l1597-19" svg:viewBox="0 0 1598 20">
          <text:p text:style-name="P1"><text:span text:style-name="T4">Ipush</text:span></text:p>
          <text:p text:style-name="P1"><text:span text:style-name="T4"/></text:p>
        </draw:connector>
        <draw:frame draw:style-name="gr25" draw:text-style-name="P6" draw:layer="layout" svg:width="1.319cm" svg:height="0.645cm" svg:x="7.37cm" svg:y="11.542cm">
          <draw:text-box>
            <text:p><text:span text:style-name="T4">slave</text:span></text:p>
          </draw:text-box>
        </draw:frame>
        <draw:frame draw:style-name="gr25" draw:text-style-name="P6" draw:layer="layout" svg:width="1.319cm" svg:height="0.645cm" svg:x="8.931cm" svg:y="9.572cm">
          <draw:text-box>
            <text:p><text:span text:style-name="T4">slave</text:span></text:p>
          </draw:text-box>
        </draw:frame>
        <draw:frame draw:style-name="gr6" draw:text-style-name="P6" draw:layer="layout" svg:width="1.586cm" svg:height="0.645cm" svg:x="8.92cm" svg:y="11.542cm">
          <draw:text-box>
            <text:p><text:span text:style-name="T4">master</text:span></text:p>
          </draw:text-box>
        </draw:frame>
        <draw:custom-shape draw:style-name="gr26" draw:text-style-name="P3" draw:layer="layout" svg:width="9.74cm" svg:height="4.27cm" svg:x="5.34cm" svg:y="12.842cm">
          <draw:glue-point draw:id="4" svg:x="-4.172cm" svg:y="3.255cm"/>
          <draw:glue-point draw:id="5" svg:x="3.697cm" svg:y="-2.451cm"/>
          <draw:glue-point draw:id="6" svg:x="3.696cm" svg:y="-1.304cm"/>
          <text:p text:style-name="P1"><text:span text:style-name="T2">LinkSpi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27" draw:text-style-name="P5" xml:id="id11" draw:id="id11" draw:layer="layout" svg:width="2.824cm" svg:height="0.813cm" draw:transform="rotate (1.5707963267949) translate (6.72cm 16.576cm)">
          <draw:glue-point draw:id="4" svg:x="4.969cm" svg:y="-3.438cm"/>
          <draw:glue-point draw:id="5" svg:x="5.006cm" svg:y="3.679cm"/>
          <text:p text:style-name="P1"><text:span text:style-name="T3">SpiReceiv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6" draw:text-style-name="P6" draw:layer="layout" svg:width="1.586cm" svg:height="0.645cm" svg:x="7.334cm" svg:y="14.432cm">
          <draw:text-box>
            <text:p><text:span text:style-name="T4">master</text:span></text:p>
          </draw:text-box>
        </draw:frame>
        <draw:custom-shape draw:style-name="gr28" draw:text-style-name="P5" xml:id="id12" draw:id="id12" draw:layer="layout" svg:width="4.691cm" svg:height="0.816cm" svg:x="9.129cm" svg:y="13.762cm">
          <draw:glue-point draw:id="4" svg:x="-4.968cm" svg:y="0.392cm"/>
          <draw:glue-point draw:id="5" svg:x="4.981cm" svg:y="-3.063cm"/>
          <draw:glue-point draw:id="6" svg:x="4.979cm" svg:y="3.063cm"/>
          <text:p text:style-name="P1"><text:span text:style-name="T3">ServiceProtocolDecod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29" draw:text-style-name="P5" xml:id="id13" draw:id="id13" draw:layer="layout" svg:width="4.681cm" svg:height="0.817cm" svg:x="9.129cm" svg:y="15.775cm">
          <text:p text:style-name="P1"><text:span text:style-name="T3">ServiceProtocolEncod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23" draw:text-style-name="P9" draw:layer="layout" draw:type="line" svg:x1="7.529cm" svg:y1="14.194cm" svg:x2="9.144cm" svg:y2="14.201cm" draw:start-shape="id11" draw:start-glue-point="4" draw:end-shape="id12" draw:end-glue-point="4" svg:d="M7529 14194l1615 7" svg:viewBox="0 0 1616 8">
          <text:p text:style-name="P1"><text:span text:style-name="T4">IPush</text:span></text:p>
          <text:p text:style-name="P1"><text:span text:style-name="T4"/></text:p>
        </draw:connector>
        <draw:connector draw:style-name="gr24" draw:text-style-name="P8" draw:layer="layout" draw:type="line" svg:x1="7.532cm" svg:y1="16.202cm" svg:x2="9.129cm" svg:y2="16.183cm" draw:start-shape="id11" draw:start-glue-point="5" draw:end-shape="id13" draw:end-glue-point="3" svg:d="M7532 16202l1597-19" svg:viewBox="0 0 1598 20">
          <text:p text:style-name="P1"><text:span text:style-name="T4">Ipush</text:span></text:p>
          <text:p text:style-name="P1"><text:span text:style-name="T4"/></text:p>
        </draw:connector>
        <draw:frame draw:style-name="gr25" draw:text-style-name="P6" draw:layer="layout" svg:width="1.319cm" svg:height="0.645cm" svg:x="7.31cm" svg:y="16.402cm">
          <draw:text-box>
            <text:p><text:span text:style-name="T4">slave</text:span></text:p>
          </draw:text-box>
        </draw:frame>
        <draw:frame draw:style-name="gr25" draw:text-style-name="P6" draw:layer="layout" svg:width="1.319cm" svg:height="0.645cm" svg:x="8.871cm" svg:y="14.432cm">
          <draw:text-box>
            <text:p><text:span text:style-name="T4">slave</text:span></text:p>
          </draw:text-box>
        </draw:frame>
        <draw:frame draw:style-name="gr6" draw:text-style-name="P6" draw:layer="layout" svg:width="1.586cm" svg:height="0.645cm" svg:x="8.86cm" svg:y="16.402cm">
          <draw:text-box>
            <text:p><text:span text:style-name="T4">master</text:span></text:p>
          </draw:text-box>
        </draw:frame>
        <draw:custom-shape draw:style-name="gr30" draw:text-style-name="P5" xml:id="id17" draw:id="id17" draw:layer="layout" svg:width="4.9cm" svg:height="0.817cm" svg:x="19.76cm" svg:y="9.64cm">
          <text:p text:style-name="P1"><text:span text:style-name="T3">BusPushe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g xml:id="id16" draw:id="id16">
          <draw:glue-point draw:id="4" svg:x="-4.223cm" svg:y="0.133cm"/>
          <draw:glue-point draw:id="5" svg:x="-4.13cm" svg:y="0.401cm"/>
          <draw:glue-point draw:id="6" svg:x="4.135cm" svg:y="0.192cm"/>
          <draw:glue-point draw:id="7" svg:x="4.51cm" svg:y="0.122cm"/>
          <draw:glue-point draw:id="8" svg:x="0.607cm" svg:y="2.278cm"/>
          <draw:custom-shape draw:style-name="gr31" draw:text-style-name="P13" draw:layer="layout" svg:width="1.87cm" svg:height="1.87cm" draw:transform="rotate (-1.5707963267949) translate (18.643cm 10.69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2" draw:text-style-name="P14" draw:layer="layout" svg:width="2.157cm" svg:height="0.725cm" svg:x="16.592cm" svg:y="11.3cm">
            <draw:text-box>
              <text:p><text:span text:style-name="T7">BusGate</text:span></text:p>
            </draw:text-box>
          </draw:frame>
        </draw:g>
        <draw:g xml:id="id14" draw:id="id14">
          <draw:glue-point draw:id="4" svg:x="2.048cm" svg:y="-2.437cm"/>
          <draw:glue-point draw:id="5" svg:x="1.863cm" svg:y="3.026cm"/>
          <draw:glue-point draw:id="6" svg:x="1.978cm" svg:y="-2.644cm"/>
          <draw:custom-shape draw:style-name="gr33" draw:text-style-name="P15" draw:layer="layout" svg:width="3.294cm" svg:height="1.093cm" draw:transform="rotate (-1.5707963267949) translate (18.345cm 14.54cm)">
            <draw:glue-point draw:id="8" svg:x="4.913cm" svg:y="-2.71cm"/>
            <draw:glue-point draw:id="9" svg:x="5.004cm" svg:y="2.783cm"/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34" draw:text-style-name="P16" draw:layer="layout" svg:width="2.073cm" svg:height="1.337cm" draw:transform="rotate (1.5707963267949) translate (17.482cm 17.232cm)">
            <draw:text-box>
              <text:p><text:span text:style-name="T1">BusMux</text:span></text:p>
            </draw:text-box>
          </draw:frame>
        </draw:g>
        <draw:custom-shape draw:style-name="gr35" draw:text-style-name="P5" xml:id="id18" draw:id="id18" draw:layer="layout" svg:width="4.97cm" svg:height="1.655cm" svg:x="19.74cm" svg:y="11.97cm">
          <draw:glue-point draw:id="4" svg:x="-4.979cm" svg:y="2.797cm"/>
          <draw:glue-point draw:id="5" svg:x="-3.692cm" svg:y="5.003cm"/>
          <draw:glue-point draw:id="6" svg:x="-5.002cm" svg:y="0.356cm"/>
          <text:p text:style-name="P1"><text:span text:style-name="T3">Control logic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36" draw:text-style-name="P8" draw:layer="layout" svg:x1="18.326cm" svg:y1="17.183cm" svg:x2="27.31cm" svg:y2="17.179cm" draw:start-shape="id14" draw:start-glue-point="5" svg:d="M18326 17183h4989v-4h3995" svg:viewBox="0 0 8985 5">
          <text:p/>
        </draw:connector>
        <draw:custom-shape draw:style-name="gr37" draw:text-style-name="P17" xml:id="id15" draw:id="id15" draw:layer="layout" svg:width="4.929cm" svg:height="1.04cm" svg:x="19.764cm" svg:y="14.797cm">
          <text:p text:style-name="P10"><text:span text:style-name="T8">StatusInfo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38" draw:text-style-name="P8" draw:layer="layout" svg:x1="19.764cm" svg:y1="15.317cm" svg:x2="18.344cm" svg:y2="15.317cm" draw:start-shape="id15" draw:start-glue-point="3" draw:end-shape="id14" draw:end-glue-point="6" svg:d="M19764 15317h-1420" svg:viewBox="0 0 1421 1">
          <text:p/>
        </draw:connector>
        <draw:connector draw:style-name="gr38" draw:text-style-name="P8" draw:layer="layout" svg:x1="17.252cm" svg:y1="16.187cm" svg:x2="13.81cm" svg:y2="16.183cm" draw:start-shape="id14" draw:start-glue-point="3" draw:end-shape="id13" draw:end-glue-point="1" svg:d="M17252 16187h-1722v-4h-1720" svg:viewBox="0 0 3443 5">
          <text:p/>
        </draw:connector>
        <draw:polyline draw:style-name="gr39" draw:text-style-name="P8" draw:layer="layout" svg:width="13.479cm" svg:height="7.859cm" svg:x="13.82cm" svg:y="7.19cm" svg:viewBox="0 0 13480 7860" draw:points="0,2120 1580,2127 1580,31 11560,0 11810,0 11810,7860 13480,7859">
          <text:p/>
        </draw:polyline>
        <draw:connector draw:style-name="gr38" draw:text-style-name="P8" draw:layer="layout" draw:line-skew="-4.255cm" svg:x1="18.642cm" svg:y1="11.652cm" svg:x2="27.341cm" svg:y2="7.651cm" draw:start-shape="id16" draw:start-glue-point="7" svg:d="M18642 11652h398v-4001h8301" svg:viewBox="0 0 8700 4002">
          <text:p/>
        </draw:connector>
        <draw:connector draw:style-name="gr38" draw:text-style-name="P8" draw:layer="layout" svg:x1="27.33cm" svg:y1="10.051cm" svg:x2="24.66cm" svg:y2="10.048cm" draw:end-shape="id17" draw:end-glue-point="1" svg:d="M27330 10051h-1084v-3h-1586" svg:viewBox="0 0 2671 4">
          <text:p/>
        </draw:connector>
        <draw:connector draw:style-name="gr39" draw:text-style-name="P8" draw:layer="layout" draw:line-skew="-1.39cm" svg:x1="19.76cm" svg:y1="10.048cm" svg:x2="13.82cm" svg:y2="11.323cm" draw:start-shape="id17" draw:start-glue-point="3" draw:end-shape="id10" draw:end-glue-point="1" svg:d="M19760 10048h-4360v1275h-1580" svg:viewBox="0 0 5941 1276">
          <text:p/>
        </draw:connector>
        <draw:connector draw:style-name="gr40" draw:text-style-name="P8" draw:layer="layout" svg:x1="22.21cm" svg:y1="10.457cm" svg:x2="22.225cm" svg:y2="11.97cm" draw:start-shape="id17" draw:start-glue-point="2" draw:end-shape="id18" draw:end-glue-point="0" svg:d="M22210 10457v756h15v757" svg:viewBox="0 0 16 1514">
          <text:p/>
        </draw:connector>
        <draw:connector draw:style-name="gr41" draw:text-style-name="P8" draw:layer="layout" svg:x1="22.225cm" svg:y1="13.625cm" svg:x2="22.228cm" svg:y2="14.797cm" draw:start-shape="id18" draw:start-glue-point="2" draw:end-shape="id15" draw:end-glue-point="0" svg:d="M22225 13625v586h3v586" svg:viewBox="0 0 4 1173">
          <text:p/>
        </draw:connector>
        <draw:connector draw:style-name="gr41" draw:text-style-name="P8" draw:layer="layout" draw:line-skew="-0.484cm" svg:x1="20.391cm" svg:y1="13.624cm" svg:x2="17.799cm" svg:y2="14.882cm" draw:start-shape="id18" draw:start-glue-point="5" svg:d="M20391 13624v396h-2592v862" svg:viewBox="0 0 2593 1259">
          <text:p/>
        </draw:connector>
        <draw:connector draw:style-name="gr38" draw:text-style-name="P8" draw:layer="layout" draw:line-skew="0.574cm" svg:x1="13.81cm" svg:y1="13.921cm" svg:x2="16.76cm" svg:y2="11.654cm" draw:start-shape="id12" draw:start-glue-point="5" draw:end-shape="id16" draw:end-glue-point="4" svg:d="M13810 13921h1970v-2267h980" svg:viewBox="0 0 2951 2268">
          <text:p/>
        </draw:connector>
        <draw:connector draw:style-name="gr41" draw:text-style-name="P8" draw:layer="layout" svg:x1="19.74cm" svg:y1="12.855cm" svg:x2="17.8cm" svg:y2="12.055cm" draw:start-shape="id18" draw:start-glue-point="6" draw:end-shape="id16" draw:end-glue-point="8" svg:d="M19740 12855h-1940v-800" svg:viewBox="0 0 1941 801">
          <text:p/>
        </draw:connector>
        <draw:connector draw:style-name="gr40" draw:text-style-name="P8" draw:layer="layout" draw:line-skew="-0.38cm" svg:x1="19.751cm" svg:y1="13.259cm" svg:x2="13.809cm" svg:y2="14.419cm" draw:start-shape="id18" draw:start-glue-point="4" draw:end-shape="id12" draw:end-glue-point="6" svg:d="M19751 13259h-3351v1160h-2591" svg:viewBox="0 0 5943 1161">
          <text:p/>
        </draw:connector>
        <draw:custom-shape draw:style-name="gr42" draw:text-style-name="P5" xml:id="id20" draw:id="id20" draw:layer="layout" svg:width="6.39cm" svg:height="1.16cm" svg:x="5.41cm" svg:y="6.04cm">
          <draw:glue-point draw:id="4" svg:x="-4.979cm" svg:y="2.797cm"/>
          <draw:glue-point draw:id="5" svg:x="-3.692cm" svg:y="5.003cm"/>
          <draw:glue-point draw:id="6" svg:x="-5.002cm" svg:y="0.356cm"/>
          <text:p text:style-name="P1"><text:span text:style-name="T3">ResetGenerator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43" draw:text-style-name="P18" draw:layer="layout" svg:width="3.774cm" svg:height="0.962cm" svg:x="18.4cm" svg:y="5.988cm">
          <draw:text-box>
            <text:p>MilSpiBlock</text:p>
          </draw:text-box>
        </draw:frame>
        <draw:connector draw:style-name="gr16" draw:text-style-name="P8" draw:layer="layout" draw:line-skew="1.141cm -11.441cm" svg:x1="15.042cm" svg:y1="6.641cm" svg:x2="11.8cm" svg:y2="6.62cm" draw:start-shape="id19" draw:start-glue-point="4" draw:end-shape="id20" draw:end-glue-point="1" svg:d="M15042 6641v-21h-552-2690" svg:viewBox="0 0 3243 22">
          <text:p/>
        </draw:connector>
        <draw:frame draw:style-name="gr44" draw:text-style-name="P6" draw:layer="layout" svg:width="1.399cm" svg:height="0.645cm" svg:x="13.801cm" svg:y="10.635cm">
          <draw:text-box>
            <text:p><text:span text:style-name="T4">IPush</text:span></text:p>
          </draw:text-box>
        </draw:frame>
        <draw:frame draw:style-name="gr44" draw:text-style-name="P6" draw:layer="layout" svg:width="1.399cm" svg:height="0.645cm" svg:x="13.71cm" svg:y="13.4cm">
          <draw:text-box>
            <text:p><text:span text:style-name="T4">IPush</text:span></text:p>
          </draw:text-box>
        </draw:frame>
        <draw:frame draw:style-name="gr44" draw:text-style-name="P6" draw:layer="layout" svg:width="1.399cm" svg:height="0.645cm" svg:x="26.021cm" svg:y="6.99cm">
          <draw:text-box>
            <text:p><text:span text:style-name="T4">IPush</text:span></text:p>
          </draw:text-box>
        </draw:frame>
        <draw:frame draw:style-name="gr44" draw:text-style-name="P6" draw:layer="layout" svg:width="1.399cm" svg:height="0.645cm" svg:x="26.001cm" svg:y="14.35cm">
          <draw:text-box>
            <text:p><text:span text:style-name="T4">IPush</text:span></text:p>
          </draw:text-box>
        </draw:frame>
        <draw:frame draw:style-name="gr45" draw:text-style-name="P6" draw:layer="layout" svg:width="1.222cm" svg:height="0.645cm" svg:x="13.82cm" svg:y="15.47cm">
          <draw:text-box>
            <text:p><text:span text:style-name="T4">IPop</text:span></text:p>
          </draw:text-box>
        </draw:frame>
        <draw:frame draw:style-name="gr45" draw:text-style-name="P6" draw:layer="layout" svg:width="1.222cm" svg:height="0.645cm" svg:x="26.158cm" svg:y="9.49cm">
          <draw:text-box>
            <text:p><text:span text:style-name="T4">IPop</text:span></text:p>
          </draw:text-box>
        </draw:frame>
        <draw:frame draw:style-name="gr45" draw:text-style-name="P6" draw:layer="layout" svg:width="1.222cm" svg:height="0.645cm" svg:x="26.198cm" svg:y="16.51cm">
          <draw:text-box>
            <text:p><text:span text:style-name="T4">IPop</text:span></text:p>
          </draw:text-box>
        </draw:frame>
        <draw:frame draw:style-name="gr45" draw:text-style-name="P6" draw:layer="layout" svg:width="1.222cm" svg:height="0.645cm" svg:x="18.52cm" svg:y="14.685cm">
          <draw:text-box>
            <text:p><text:span text:style-name="T4">IPop</text:span></text:p>
          </draw:text-box>
        </draw:frame>
        <draw:frame draw:style-name="gr45" draw:text-style-name="P6" draw:layer="layout" svg:width="1.64cm" svg:height="0.645cm" svg:x="16.22cm" svg:y="9.515cm">
          <draw:text-box>
            <text:p><text:span text:style-name="T4">master</text:span></text:p>
          </draw:text-box>
        </draw:frame>
        <draw:frame draw:style-name="gr45" draw:text-style-name="P6" draw:layer="layout" svg:width="1.43cm" svg:height="0.645cm" svg:x="13.88cm" svg:y="11.24cm">
          <draw:text-box>
            <text:p><text:span text:style-name="T4">slave</text:span></text:p>
          </draw:text-box>
        </draw:frame>
        <draw:frame draw:style-name="gr45" draw:text-style-name="P6" draw:layer="layout" svg:width="1.64cm" svg:height="0.645cm" svg:x="13.66cm" svg:y="16.125cm">
          <draw:text-box>
            <text:p><text:span text:style-name="T4">master</text:span></text:p>
          </draw:text-box>
        </draw:frame>
        <draw:frame draw:style-name="gr45" draw:text-style-name="P6" draw:layer="layout" svg:width="1.43cm" svg:height="0.645cm" svg:x="16.1cm" svg:y="16.105cm">
          <draw:text-box>
            <text:p><text:span text:style-name="T4">slave</text:span></text:p>
          </draw:text-box>
        </draw:frame>
        <draw:frame draw:style-name="gr45" draw:text-style-name="P6" draw:layer="layout" svg:width="1.64cm" svg:height="0.645cm" svg:x="24.02cm" svg:y="7.54cm">
          <draw:text-box>
            <text:p><text:span text:style-name="T4">master</text:span></text:p>
          </draw:text-box>
        </draw:frame>
        <draw:frame draw:style-name="gr45" draw:text-style-name="P6" draw:layer="layout" svg:width="1.43cm" svg:height="0.645cm" svg:x="15.634cm" svg:y="11.66cm">
          <draw:text-box>
            <text:p><text:span text:style-name="T4">slave</text:span></text:p>
          </draw:text-box>
        </draw:frame>
        <draw:frame draw:style-name="gr45" draw:text-style-name="P6" draw:layer="layout" svg:width="1.64cm" svg:height="0.645cm" svg:x="24.03cm" svg:y="6.61cm">
          <draw:text-box>
            <text:p><text:span text:style-name="T4">master</text:span></text:p>
          </draw:text-box>
        </draw:frame>
        <draw:frame draw:style-name="gr45" draw:text-style-name="P6" draw:layer="layout" svg:width="1.43cm" svg:height="0.645cm" svg:x="26.12cm" svg:y="9.945cm">
          <draw:text-box>
            <text:p><text:span text:style-name="T4">slave</text:span></text:p>
          </draw:text-box>
        </draw:frame>
        <draw:frame draw:style-name="gr45" draw:text-style-name="P6" draw:layer="layout" svg:width="1.64cm" svg:height="0.645cm" svg:x="13.68cm" svg:y="13.78cm">
          <draw:text-box>
            <text:p><text:span text:style-name="T4">master</text:span></text:p>
          </draw:text-box>
        </draw:frame>
        <draw:frame draw:style-name="gr45" draw:text-style-name="P6" draw:layer="layout" svg:width="1.64cm" svg:height="0.645cm" draw:transform="rotate (1.5707963267949) translate (18.245cm 16.79cm)">
          <draw:text-box>
            <text:p><text:span text:style-name="T4">master</text:span></text:p>
          </draw:text-box>
        </draw:frame>
        <draw:frame draw:style-name="gr45" draw:text-style-name="P6" draw:layer="layout" svg:width="1.43cm" svg:height="0.645cm" svg:x="26.15cm" svg:y="17.17cm">
          <draw:text-box>
            <text:p><text:span text:style-name="T4">slave</text:span></text:p>
          </draw:text-box>
        </draw:frame>
        <draw:frame draw:style-name="gr45" draw:text-style-name="P6" draw:layer="layout" svg:width="1.43cm" svg:height="0.645cm" svg:x="26.17cm" svg:y="7.64cm">
          <draw:text-box>
            <text:p><text:span text:style-name="T4">slave</text:span></text:p>
          </draw:text-box>
        </draw:frame>
        <draw:frame draw:style-name="gr45" draw:text-style-name="P6" draw:layer="layout" svg:width="1.64cm" svg:height="0.645cm" svg:x="24.02cm" svg:y="10.29cm">
          <draw:text-box>
            <text:p><text:span text:style-name="T4">master</text:span></text:p>
          </draw:text-box>
        </draw:frame>
        <draw:frame draw:style-name="gr45" draw:text-style-name="P6" draw:layer="layout" svg:width="1.43cm" svg:height="0.645cm" svg:x="26.13cm" svg:y="15.095cm">
          <draw:text-box>
            <text:p><text:span text:style-name="T4">slave</text:span></text:p>
          </draw:text-box>
        </draw:frame>
        <draw:frame draw:style-name="gr45" draw:text-style-name="P6" draw:layer="layout" svg:width="1.64cm" svg:height="0.645cm" svg:x="23.89cm" svg:y="17.13cm">
          <draw:text-box>
            <text:p><text:span text:style-name="T4">master</text:span></text:p>
          </draw:text-box>
        </draw:frame>
        <draw:frame draw:style-name="gr45" draw:text-style-name="P6" draw:layer="layout" svg:width="1.43cm" svg:height="0.645cm" draw:transform="rotate (1.5707963267949) translate (19.195cm 16.57cm)">
          <draw:text-box>
            <text:p><text:span text:style-name="T4">slave</text:span></text:p>
          </draw:text-box>
        </draw:frame>
        <draw:custom-shape draw:style-name="gr46" draw:text-style-name="P2" xml:id="id22" draw:id="id22" draw:layer="layout" svg:width="4.18cm" svg:height="0.58cm" draw:transform="rotate (1.5709708597201) translate (1.78cm 12.354cm)">
          <text:p text:style-name="P1"><text:span text:style-name="T1">IMilSt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21" draw:id="id21" draw:layer="layout" svg:width="4.18cm" svg:height="0.58cm" draw:transform="rotate (1.5709708597201) translate (1.8cm 17.269cm)">
          <text:p text:style-name="P1"><text:span text:style-name="T1">I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9" draw:layer="layout" svg:x1="6.711cm" svg:y1="15.176cm" svg:x2="2.38cm" svg:y2="15.179cm" draw:end-shape="id21" svg:d="M6711 15176h-1915v3h-2416" svg:viewBox="0 0 4332 4">
          <text:p text:style-name="P1"><text:span text:style-name="T4"/></text:p>
          <text:p text:style-name="P1"><text:span text:style-name="T4"/></text:p>
        </draw:connector>
        <draw:connector draw:style-name="gr48" draw:text-style-name="P8" draw:layer="layout" svg:x1="6.792cm" svg:y1="10.271cm" svg:x2="2.36cm" svg:y2="10.264cm" draw:end-shape="id22" svg:d="M6792 10271h-1966v-7h-2466" svg:viewBox="0 0 4433 8">
          <text:p/>
        </draw:connector>
        <draw:connector draw:style-name="gr11" draw:text-style-name="P8" draw:layer="layout" svg:x1="39.497cm" svg:y1="7.651cm" svg:x2="36.166cm" svg:y2="7.651cm" draw:start-shape="id23" draw:start-glue-point="4" svg:d="M39497 7651h-3331" svg:viewBox="0 0 3332 1">
          <text:p text:style-name="P1"><text:span text:style-name="T4">writer</text:span></text:p>
          <text:p text:style-name="P1"><text:span text:style-name="T4"/></text:p>
        </draw:connector>
        <draw:connector draw:style-name="gr12" draw:text-style-name="P8" draw:layer="layout" svg:x1="39.497cm" svg:y1="10.031cm" svg:x2="36.166cm" svg:y2="10.032cm" draw:start-shape="id23" draw:start-glue-point="5" svg:d="M39497 10031h-1921v1h-1410" svg:viewBox="0 0 3332 2">
          <text:p text:style-name="P1"><text:span text:style-name="T4">reader</text:span></text:p>
          <text:p text:style-name="P1"><text:span text:style-name="T4"/></text:p>
        </draw:connector>
        <draw:connector draw:style-name="gr11" draw:text-style-name="P8" draw:layer="layout" svg:x1="39.497cm" svg:y1="14.817cm" svg:x2="36.176cm" svg:y2="14.819cm" draw:start-shape="id23" draw:start-glue-point="6" svg:d="M39497 14817h-1916v2h-1405" svg:viewBox="0 0 3322 3">
          <text:p text:style-name="P1"><text:span text:style-name="T4">writer</text:span></text:p>
          <text:p text:style-name="P1"><text:span text:style-name="T4"/></text:p>
        </draw:connector>
        <draw:connector draw:style-name="gr12" draw:text-style-name="P8" draw:layer="layout" svg:x1="39.487cm" svg:y1="17.228cm" svg:x2="36.19cm" svg:y2="17.229cm" draw:start-shape="id23" draw:start-glue-point="7" svg:d="M39487 17228h-1899v1h-1398" svg:viewBox="0 0 3298 2">
          <text:p text:style-name="P1"><text:span text:style-name="T4">reader</text:span></text:p>
          <text:p text:style-name="P1"><text:span text:style-name="T4"/></text:p>
        </draw:connector>
        <draw:custom-shape draw:style-name="gr49" draw:text-style-name="P19" xml:id="id24" draw:id="id24" draw:layer="layout" svg:width="10.42cm" svg:height="1.67cm" svg:x="25.77cm" svg:y="19.23cm">
          <draw:glue-point draw:id="4" svg:x="-4.979cm" svg:y="2.797cm"/>
          <draw:glue-point draw:id="5" svg:x="-3.692cm" svg:y="5.003cm"/>
          <draw:glue-point draw:id="6" svg:x="-5.002cm" svg:y="0.356cm"/>
          <text:p text:style-name="P1"><text:span text:style-name="T9">Memory controller / </text:span></text:p>
          <text:p text:style-name="P1"><text:span text:style-name="T9">AlteraMemory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50" draw:text-style-name="P9" draw:layer="layout" draw:type="line" svg:x1="36.19cm" svg:y1="20.065cm" svg:x2="39.487cm" svg:y2="20.066cm" draw:start-shape="id24" draw:start-glue-point="1" draw:end-shape="id23" draw:end-glue-point="8" svg:d="M36190 20065l3297 1" svg:viewBox="0 0 3298 2">
          <text:p text:style-name="P1"><text:span text:style-name="T4">memory</text:span></text:p>
          <text:p text:style-name="P1"><text:span text:style-name="T4"/></text:p>
        </draw:connector>
        <draw:line draw:style-name="gr51" draw:text-style-name="P8" draw:layer="layout" svg:x1="18.24cm" svg:y1="18.47cm" svg:x2="18.24cm" svg:y2="20.8cm">
          <text:p/>
        </draw:line>
        <draw:line draw:style-name="gr51" draw:text-style-name="P8" draw:layer="layout" svg:x1="16.28cm" svg:y1="18.491cm" svg:x2="16.28cm" svg:y2="20.821cm">
          <text:p/>
        </draw:line>
        <draw:frame draw:style-name="gr52" draw:text-style-name="P18" draw:layer="layout" svg:width="1.277cm" svg:height="0.962cm" svg:x="14.933cm" svg:y="19.93cm">
          <draw:text-box draw:corner-radius="0.86cm">
            <text:p>clk</text:p>
          </draw:text-box>
        </draw:frame>
        <draw:frame draw:style-name="gr53" draw:text-style-name="P18" draw:layer="layout" svg:width="1.806cm" svg:height="0.962cm" svg:x="16.44cm" svg:y="19.93cm">
          <draw:text-box draw:corner-radius="0.86cm">
            <text:p>nRst</text:p>
          </draw:text-box>
        </draw:frame>
        <draw:frame draw:style-name="gr54" draw:text-style-name="P20" draw:layer="layout" svg:width="13.888cm" svg:height="1.276cm" svg:x="14.192cm" svg:y="1.144cm">
          <draw:text-box>
            <text:p><text:span text:style-name="T10">MIL-STD-1553 to SPI converter</text:span></text:p>
          </draw:text-box>
        </draw:frame>
        <draw:frame draw:style-name="gr55" draw:text-style-name="P21" draw:layer="layout" svg:width="7.424cm" svg:height="0.962cm" svg:x="17.46cm" svg:y="2.41cm">
          <draw:text-box>
            <text:p text:style-name="P1">(single-channel IP core*)</text:p>
          </draw:text-box>
        </draw:frame>
        <draw:frame draw:style-name="standard" draw:layer="layout" svg:width="38.131cm" svg:height="2.393cm" svg:x="2.329cm" svg:y="22.295cm">
          <table:table table:template-name="default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11">* multi-channel IP cores (IpMilSpiDoubleA and IpMilSpiDoubleB) have similar architecture</text:span></text:p>
              </table:table-cell>
              <table:table-cell table:style-name="ce2"/>
              <table:table-cell table:style-name="ce3">
                <text:p text:style-name="P1">Copyright(c) 2016 Stanislav Zhelnio</text:p>
                <text:p text:style-name="P1">Licensed under the MIT license (MIT)</text:p>
                <text:p text:style-name="P1">https://github.com/zhelnio/mil1553-spi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5" draw:text-style-name="P6" draw:layer="layout" svg:width="1.319cm" svg:height="0.645cm" svg:x="5.111cm" svg:y="14.55cm">
          <draw:text-box>
            <text:p><text:span text:style-name="T4">slave</text:span></text:p>
          </draw:text-box>
        </draw:frame>
        <draw:frame draw:style-name="gr6" draw:text-style-name="P6" draw:layer="layout" svg:width="1.586cm" svg:height="0.645cm" svg:x="5.254cm" svg:y="9.575cm">
          <draw:text-box>
            <text:p><text:span text:style-name="T4">rx,t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20:21:14.549000000</meta:creation-date>
    <dc:date>2016-11-07T20:36:28.830000000</dc:date>
    <meta:editing-duration>PT3H22M33S</meta:editing-duration>
    <meta:editing-cycles>191</meta:editing-cycles>
    <meta:generator>LibreOffice/5.2.3.3$Windows_x86 LibreOffice_project/d54a8868f08a7b39642414cf2c8ef2f228f780cf</meta:generator>
    <meta:document-statistic meta:object-count="126"/>
  </office:meta>
</office:document-meta>
</file>